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style:min-row-height="9.278cm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e79e7a" style:font-size-asian="10pt" style:font-size-complex="10pt"/>
    </style:style>
    <style:style style:name="P22" style:family="paragraph" style:parent-style-name="Table_20_Contents">
      <style:text-properties officeooo:paragraph-rsid="03e79e7a"/>
    </style:style>
    <style:style style:name="P23" style:family="paragraph" style:parent-style-name="Table_20_Contents">
      <style:text-properties officeooo:paragraph-rsid="03d70fa4"/>
    </style:style>
    <style:style style:name="P24" style:family="paragraph" style:parent-style-name="Table_20_Contents">
      <style:text-properties officeooo:paragraph-rsid="03db71d6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8d092b"/>
    </style:style>
    <style:style style:name="P40" style:family="paragraph" style:parent-style-name="Table_20_Contents">
      <style:text-properties officeooo:paragraph-rsid="038a25fe"/>
    </style:style>
    <style:style style:name="P41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2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0" style:family="paragraph" style:parent-style-name="Table_20_Contents">
      <style:text-properties officeooo:paragraph-rsid="0108f4cf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able_20_Contents">
      <style:text-properties officeooo:paragraph-rsid="02b867ce"/>
    </style:style>
    <style:style style:name="P53" style:family="paragraph" style:parent-style-name="Table_20_Contents">
      <style:text-properties officeooo:paragraph-rsid="010e847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able_20_Contents">
      <style:text-properties officeooo:paragraph-rsid="02ae0b54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3dddf35" style:font-size-asian="10pt" style:font-size-complex="10pt"/>
    </style:style>
    <style:style style:name="P7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4" style:family="paragraph" style:parent-style-name="Table_20_Contents">
      <style:text-properties officeooo:paragraph-rsid="0390111d"/>
    </style:style>
    <style:style style:name="P75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7" style:family="paragraph" style:parent-style-name="Table_20_Contents">
      <style:text-properties officeooo:paragraph-rsid="03427071"/>
    </style:style>
    <style:style style:name="P78" style:family="paragraph" style:parent-style-name="Table_20_Contents">
      <style:text-properties officeooo:paragraph-rsid="034a5fa0"/>
    </style:style>
    <style:style style:name="P79" style:family="paragraph" style:parent-style-name="Table_20_Contents">
      <style:text-properties officeooo:paragraph-rsid="0391a834"/>
    </style:style>
    <style:style style:name="P80" style:family="paragraph" style:parent-style-name="Table_20_Contents">
      <style:text-properties officeooo:paragraph-rsid="03017dbe"/>
    </style:style>
    <style:style style:name="P81" style:family="paragraph" style:parent-style-name="Table_20_Contents">
      <style:text-properties officeooo:paragraph-rsid="03ba19bb"/>
    </style:style>
    <style:style style:name="P82" style:family="paragraph" style:parent-style-name="Table_20_Contents">
      <style:text-properties officeooo:paragraph-rsid="031c8ae5"/>
    </style:style>
    <style:style style:name="P83" style:family="paragraph" style:parent-style-name="Table_20_Contents">
      <style:text-properties officeooo:paragraph-rsid="030c3545"/>
    </style:style>
    <style:style style:name="P8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90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94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7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b2ee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bcf45a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1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officeooo:rsid="03959f64" style:font-name-complex="Courier New"/>
    </style:style>
    <style:style style:name="T131" style:family="text">
      <style:text-properties fo:color="#000000" loext:opacity="100%" style:font-name="Courier New" officeooo:rsid="03b8181e" style:font-name-complex="Courier New"/>
    </style:style>
    <style:style style:name="T132" style:family="text">
      <style:text-properties fo:color="#000000" loext:opacity="100%" style:font-name="Courier New" officeooo:rsid="03d81c7c" style:font-name-complex="Courier New"/>
    </style:style>
    <style:style style:name="T133" style:family="text">
      <style:text-properties fo:color="#000000" loext:opacity="100%" style:font-name="Courier New" officeooo:rsid="03bb832f" style:font-name-complex="Courier New"/>
    </style:style>
    <style:style style:name="T134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officeooo:rsid="02b867ce"/>
    </style:style>
    <style:style style:name="T20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officeooo:rsid="0391a834"/>
    </style:style>
    <style:style style:name="T214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9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1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font-style="italic" officeooo:rsid="02afaaf5" style:font-style-asian="italic" style:font-style-complex="italic"/>
    </style:style>
    <style:style style:name="T225" style:family="text">
      <style:text-properties officeooo:rsid="02afaaf5"/>
    </style:style>
    <style:style style:name="T226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D1" office:value-type="string">
            <text:p text:style-name="P5">DOM <text:span text:style-name="T15">API</text:span></text:p>
          </table:table-cell>
        </table:table-row>
        <table:table-row>
          <table:table-cell table:style-name="Table1.A2" table:number-columns-spanned="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covered-table-cell/>
          <table:table-cell table:style-name="Table1.C2" table:number-rows-spanned="4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ge</text:span></text:span><text:span text:style-name="Source_20_Text"><text:span text:style-name="T20">t</text:span></text:span><text:span text:style-name="Source_20_Text"><text:span text:style-name="T19">Type</text:span></text:span><text:span text:style-name="Source_20_Text"><text:span text:style-name="T18">(</text:span></text:span><text:span text:style-name="Source_20_Text"><text:span text:style-name="T21">val</text:span></text:span><text:span text:style-name="Source_20_Text"><text:span text:style-name="T18">[,</text:span></text:span><text:span text:style-name="Source_20_Text"><text:span text:style-name="T22">class</text:span></text:span><text:span text:style-name="Source_20_Text"><text:span text:style-name="T18">[,throw=false]</text:span></text:span><text:span text:style-name="Source_20_Text"><text:span text:style-name="T23">]</text:span></text:span><text:span text:style-name="Source_20_Text"><text:span text:style-name="T18">);</text:span></text:span></text:p>
            <text:p text:style-name="P8"><text:span text:style-name="Source_20_Text"><text:span text:style-name="T20">classof</text:span></text:span><text:span text:style-name="Source_20_Text"><text:span text:style-name="T16">(</text:span></text:span><text:span text:style-name="Source_20_Text"><text:span text:style-name="T21">val</text:span></text:span><text:span text:style-name="Source_20_Text"><text:span text:style-name="T16">[,</text:span></text:span><text:span text:style-name="Source_20_Text"><text:span text:style-name="T22">class</text:span></text:span><text:span text:style-name="Source_20_Text"><text:span text:style-name="T16">[,throw=false]</text:span></text:span><text:span text:style-name="Source_20_Text"><text:span text:style-name="T23">]</text:span></text:span><text:span text:style-name="Source_20_Text"><text:span text:style-name="T16">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9"><text:span text:style-name="Source_20_Text"><text:span text:style-name="T24">isSame</text:span></text:span><text:span text:style-name="Source_20_Text"><text:span text:style-name="T26">Class</text:span></text:span><text:span text:style-name="Source_20_Text"><text:span text:style-name="T24">(value1,value2)</text:span></text:span><text:span text:style-name="Source_20_Text"><text:span text:style-name="T25">;</text:span></text:span></text:p>
            <text:p text:style-name="P7"><text:span text:style-name="Source_20_Text"><text:span text:style-name="T16">isSameInstance(</text:span></text:span><text:span text:style-name="Source_20_Text"><text:span text:style-name="T27">v1</text:span></text:span><text:span text:style-name="Source_20_Text"><text:span text:style-name="T16">,</text:span></text:span><text:span text:style-name="Source_20_Text"><text:span text:style-name="T27">v2</text:span></text:span><text:span text:style-name="Source_20_Text"><text:span text:style-name="T16">,Contructor);</text:span></text:span></text:p>
            <text:p text:style-name="P10"><text:span text:style-name="Source_20_Text"><text:span text:style-name="T28">isDeepStrictEqual(v</text:span></text:span><text:span text:style-name="Source_20_Text"><text:span text:style-name="T29">al</text:span></text:span><text:span text:style-name="Source_20_Text"><text:span text:style-name="T30">ue</text:span></text:span><text:span text:style-name="Source_20_Text"><text:span text:style-name="T28">1,v</text:span></text:span><text:span text:style-name="Source_20_Text"><text:span text:style-name="T29">al</text:span></text:span><text:span text:style-name="Source_20_Text"><text:span text:style-name="T30">ue</text:span></text:span><text:span text:style-name="Source_20_Text"><text:span text:style-name="T28">2);</text:span></text:span></text:p>
            <text:p text:style-name="P7"><text:span text:style-name="Source_20_Text"><text:span text:style-name="T16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6">);</text:span></text:span></text:p>
            <text:p text:style-name="P11"><text:span text:style-name="Source_20_Text"><text:span text:style-name="T16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6">);</text:span></text:span></text:p>
            <text:p text:style-name="P11"><text:span text:style-name="Source_20_Text"><text:span text:style-name="T16">isNil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16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37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1"><text:span text:style-name="Source_20_Text"><text:span text:style-name="T16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16">is</text:span></text:span><text:span text:style-name="Source_20_Text"><text:span text:style-name="T38">Callable</text:span></text:span><text:span text:style-name="Source_20_Text"><text:span text:style-name="T16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39">isClass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9">);</text:span></text:span></text:p>
            <text:p text:style-name="P11"><text:span text:style-name="Source_20_Text"><text:span text:style-name="T16">isGenerator</text:span></text:span><text:span text:style-name="Source_20_Text"><text:span text:style-name="T40">Fn</text:span></text:span><text:span text:style-name="Source_20_Text"><text:span text:style-name="T16">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6">);</text:span></text:span></text:p>
            <text:p text:style-name="P11"><text:span text:style-name="Source_20_Text"><text:span text:style-name="T16">isAsync</text:span></text:span><text:span text:style-name="Source_20_Text"><text:span text:style-name="T43">Fn</text:span></text:span><text:span text:style-name="Source_20_Text"><text:span text:style-name="T16">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6">);</text:span></text:span></text:p>
            <text:p text:style-name="P11"><text:span text:style-name="Source_20_Text"><text:span text:style-name="T37">isAsyncGeneratorFn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37">);</text:span></text:span></text:p>
            <text:p text:style-name="P11"><text:span text:style-name="Source_20_Text"><text:span text:style-name="T16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16">isPlainObject(value)</text:span></text:span></text:p>
            <text:p text:style-name="P11"><text:span text:style-name="Source_20_Text"><text:span text:style-name="T37">isProxy(value);</text:span></text:span></text:p>
            <text:p text:style-name="P11"><text:span text:style-name="Source_20_Text"><text:span text:style-name="T16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6">);</text:span></text:span></text:p>
            <text:p text:style-name="P11"><text:span text:style-name="Source_20_Text"><text:span text:style-name="T37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1"><text:span text:style-name="Source_20_Text"><text:span text:style-name="T16">isArraylike(value);</text:span></text:span></text:p>
            <text:p text:style-name="P11"><text:span text:style-name="Source_20_Text"><text:span text:style-name="T16">isTypedArray(value);</text:span></text:span></text:p>
            <text:p text:style-name="P11"><text:span text:style-name="Source_20_Text"><text:span text:style-name="T16">isIterator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6">);</text:span></text:span></text:p>
            <text:p text:style-name="P11"><text:span text:style-name="Source_20_Text"><text:span text:style-name="T16">isIterable(v</text:span></text:span><text:span text:style-name="Source_20_Text"><text:span text:style-name="T44">a</text:span></text:span><text:span text:style-name="Source_20_Text"><text:span text:style-name="T45">lue</text:span></text:span><text:span text:style-name="Source_20_Text"><text:span text:style-name="T16">);</text:span></text:span></text:p>
            <text:p text:style-name="P11"><text:span text:style-name="Source_20_Text"><text:span text:style-name="T16">isCoercedObject</text:span></text:span><text:span text:style-name="Source_20_Text"><text:span text:style-name="T46">(object);</text:span></text:span></text:p>
            <text:p text:style-name="P11"><text:span text:style-name="Source_20_Text"><text:span text:style-name="T16">isEmpty</text:span></text:span><text:span text:style-name="Source_20_Text"><text:span text:style-name="T28">Value</text:span></text:span><text:span text:style-name="Source_20_Text"><text:span text:style-name="T16">(value);</text:span></text:span></text:p>
            <text:p text:style-name="P12"><text:span text:style-name="Source_20_Text"><text:span text:style-name="T47">isIndex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2"><text:span text:style-name="Source_20_Text"><text:span text:style-name="T50">to</text:span></text:span><text:span text:style-name="Source_20_Text"><text:span text:style-name="T47">Index(v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3"><text:span text:style-name="Source_20_Text"><text:span text:style-name="T48">isLength</text:span></text:span><text:span text:style-name="Source_20_Text"><text:span text:style-name="T47">(v</text:span></text:span><text:span text:style-name="Source_20_Text"><text:span text:style-name="T48">al</text:span></text:span><text:span text:style-name="Source_20_Text"><text:span text:style-name="T49">ue</text:span></text:span><text:span text:style-name="Source_20_Text"><text:span text:style-name="T47">);</text:span></text:span></text:p>
            <text:p text:style-name="P13"><text:span text:style-name="Source_20_Text"><text:span text:style-name="T52">toLength(value);</text:span></text:span></text:p>
            <text:p text:style-name="P14"><text:span text:style-name="Source_20_Text"><text:span text:style-name="T53">isPropertyKey(v</text:span></text:span><text:span text:style-name="Source_20_Text"><text:span text:style-name="T54">alu</text:span></text:span><text:span text:style-name="Source_20_Text"><text:span text:style-name="T55">e</text:span></text:span><text:span text:style-name="Source_20_Text"><text:span text:style-name="T53">);</text:span></text:span></text:p>
            <text:p text:style-name="P14"><text:span text:style-name="Source_20_Text"><text:span text:style-name="T53">toPropertyKey(v</text:span></text:span><text:span text:style-name="Source_20_Text"><text:span text:style-name="T55">alue</text:span></text:span><text:span text:style-name="Source_20_Text"><text:span text:style-name="T53">);</text:span></text:span></text:p>
            <text:p text:style-name="P15"><text:span text:style-name="Source_20_Text"><text:span text:style-name="T53">isPrimitive(v</text:span></text:span><text:span text:style-name="Source_20_Text"><text:span text:style-name="T56">a</text:span></text:span><text:span text:style-name="Source_20_Text"><text:span text:style-name="T57">lue</text:span></text:span><text:span text:style-name="Source_20_Text"><text:span text:style-name="T53">);</text:span></text:span></text:p>
            <text:p text:style-name="P15"><text:span text:style-name="Source_20_Text"><text:span text:style-name="T58">toPrimitive</text:span></text:span><text:span text:style-name="Source_20_Text"><text:span text:style-name="T59">Value</text:span></text:span><text:span text:style-name="Source_20_Text"><text:span text:style-name="T58">(valu</text:span></text:span><text:span text:style-name="Source_20_Text"><text:span text:style-name="T55">e</text:span></text:span><text:span text:style-name="Source_20_Text"><text:span text:style-name="T58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6">qsa(selector[,context]).forEach(c</text:span></text:span><text:span text:style-name="Source_20_Text"><text:span text:style-name="T60">a</text:span></text:span><text:span text:style-name="Source_20_Text"><text:span text:style-name="T61">llback</text:span></text:span><text:span text:style-name="Source_20_Text"><text:span text:style-name="T16">);</text:span></text:span></text:p>
            <text:p text:style-name="P16"><text:span text:style-name="Source_20_Text"><text:span text:style-name="T16">qs(selector[,context]);</text:span></text:span></text:p>
            <text:p text:style-name="P16"><text:span text:style-name="Source_20_Text"><text:span text:style-name="T16">domReady(c</text:span></text:span><text:span text:style-name="Source_20_Text"><text:span text:style-name="T60">allback</text:span></text:span><text:span text:style-name="Source_20_Text"><text:span text:style-name="T16">);</text:span></text:span></text:p>
            <text:p text:style-name="P16"><text:span text:style-name="Source_20_Text"><text:span text:style-name="T62">domClear(e</text:span></text:span><text:span text:style-name="Source_20_Text"><text:span text:style-name="T63">lement</text:span></text:span><text:span text:style-name="Source_20_Text"><text:span text:style-name="T62">);</text:span></text:span></text:p>
            <text:p text:style-name="P16"><text:span text:style-name="Source_20_Text"><text:span text:style-name="T16">domCreate(type[,properties[,innerHTML]]);</text:span></text:span></text:p>
            <text:p text:style-name="P16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6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6"><text:span text:style-name="Source_20_Text"><text:span text:style-name="T16">domGetCSS(element</text:span></text:span><text:span text:style-name="Source_20_Text"><text:span text:style-name="T64">[</text:span></text:span><text:span text:style-name="Source_20_Text"><text:span text:style-name="T16">,property</text:span></text:span><text:span text:style-name="Source_20_Text"><text:span text:style-name="T65">]</text:span></text:span><text:span text:style-name="Source_20_Text"><text:span text:style-name="T16">);</text:span></text:span></text:p>
            <text:p text:style-name="P16"><text:span text:style-name="Source_20_Text"><text:span text:style-name="T16">domSetCSS(element,property,value);</text:span></text:span></text:p>
            <text:p text:style-name="P16"><text:span text:style-name="Source_20_Text"><text:span text:style-name="T16">domSetCSS(element,properties);</text:span></text:span></text:p>
            <text:p text:style-name="P16"><text:span text:style-name="Source_20_Text"><text:span text:style-name="T16">domFadeIn(element[,duration[,display]]);</text:span></text:span></text:p>
            <text:p text:style-name="P16"><text:span text:style-name="Source_20_Text"><text:span text:style-name="T16">domFadeOut(element[,duration]); </text:span></text:span></text:p>
            <text:p text:style-name="P16"><text:span text:style-name="Source_20_Text"><text:span text:style-name="T16">domFadeToggle(eleme</text:span></text:span><text:span text:style-name="Source_20_Text"><text:span text:style-name="T66">nt</text:span></text:span><text:span text:style-name="Source_20_Text"><text:span text:style-name="T16">[,duration[,display]]);</text:span></text:span></text:p>
            <text:p text:style-name="P16"><text:span text:style-name="Source_20_Text"><text:span text:style-name="T16">domShow(element[,display]);</text:span></text:span></text:p>
            <text:p text:style-name="P16"><text:span text:style-name="Source_20_Text"><text:span text:style-name="T16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6">);</text:span></text:span></text:p>
            <text:p text:style-name="P16"><text:span text:style-name="Source_20_Text"><text:span text:style-name="T16">domToggle(element[,display]);</text:span></text:span></text:p>
            <text:p text:style-name="P16"><text:span text:style-name="Source_20_Text"><text:span text:style-name="T16">domIsHidden(element);</text:span></text:span></text:p>
            <text:p text:style-name="P16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6"><text:span text:style-name="Source_20_Text"><text:span text:style-name="T16">domScrollToElement(element[,top=true]);<text:line-break/>domSiblings(element);</text:span></text:span></text:p>
            <text:p text:style-name="P16"><text:span text:style-name="Source_20_Text"><text:span text:style-name="T16">domSiblingsPrev(element);</text:span></text:span></text:p>
            <text:p text:style-name="P16"><text:span text:style-name="Source_20_Text"><text:span text:style-name="T16">domSiblings</text:span></text:span><text:span text:style-name="Source_20_Text"><text:span text:style-name="T73">Left</text:span></text:span><text:span text:style-name="Source_20_Text"><text:span text:style-name="T16">(element);</text:span></text:span></text:p>
            <text:p text:style-name="P16"><text:span text:style-name="Source_20_Text"><text:span text:style-name="T16">domSiblingsNext(element);</text:span></text:span></text:p>
            <text:p text:style-name="P16"><text:span text:style-name="Source_20_Text"><text:span text:style-name="T16">domSiblings</text:span></text:span><text:span text:style-name="Source_20_Text"><text:span text:style-name="T73">Right</text:span></text:span><text:span text:style-name="Source_20_Text"><text:span text:style-name="T16">(element);</text:span></text:span></text:p>
            <text:p text:style-name="P16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6"><text:span text:style-name="Source_20_Text"><text:span text:style-name="T16">domSetC</text:span></text:span><text:span text:style-name="Source_20_Text"><text:span text:style-name="T75">SS</text:span></text:span><text:span text:style-name="Source_20_Text"><text:span text:style-name="T16">Var(</text:span></text:span><text:span text:style-name="Source_20_Text"><text:span text:style-name="T74">n</text:span></text:span><text:span text:style-name="Source_20_Text"><text:span text:style-name="T16">a</text:span></text:span><text:span text:style-name="Source_20_Text"><text:span text:style-name="T74">me</text:span></text:span><text:span text:style-name="Source_20_Text"><text:span text:style-name="T16">,</text:span></text:span><text:span text:style-name="Source_20_Text"><text:span text:style-name="T74">v</text:span></text:span><text:span text:style-name="Source_20_Text"><text:span text:style-name="T16">a</text:span></text:span><text:span text:style-name="Source_20_Text"><text:span text:style-name="T74">lue</text:span></text:span><text:span text:style-name="Source_20_Text"><text:span text:style-name="T16">);</text:span></text:span></text:p>
            <text:p text:style-name="P16"><text:span text:style-name="Source_20_Text"><text:span text:style-name="T16">importScript(script1[,scriptN]);</text:span></text:span></text:p>
            <text:p text:style-name="P16"><text:span text:style-name="Source_20_Text"><text:span text:style-name="T16">importStyle(style1[,styleN]);</text:span></text:span></text:p>
            <text:p text:style-name="P17"><text:span text:style-name="Source_20_Text"><text:span text:style-name="T16">setFullscreenOn(selector</text:span></text:span><text:span text:style-name="Source_20_Text"><text:span text:style-name="T76">);</text:span></text:span></text:p>
            <text:p text:style-name="P17"><text:span text:style-name="Source_20_Text"><text:span text:style-name="T16">setFullscreenOn(element);</text:span></text:span></text:p>
            <text:p text:style-name="P16"><text:span text:style-name="Source_20_Text"><text:span text:style-name="T16">setFullscreenOff();</text:span></text:span></text:p>
            <text:p text:style-name="P18"><text:span text:style-name="Source_20_Text"><text:span text:style-name="T16">getFullscreen();<text:line-break/>form2array(form);</text:span></text:span></text:p>
            <text:p text:style-name="P18"><text:span text:style-name="Source_20_Text"><text:span text:style-name="T16">form2string(form);</text:span></text:span></text:p>
            <text:p text:style-name="P16"><text:span text:style-name="Source_20_Text"><text:span text:style-name="T16">getDoNotTrack();</text:span></text:span></text:p>
            <text:p text:style-name="P18"><text:span text:style-name="Source_20_Text"><text:span text:style-name="T16">getLocation(success[,error]);</text:span></text:span></text:p>
            <text:p text:style-name="P18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9"><text:span text:style-name="Source_20_Text"><text:span text:style-name="T9">BASE16;</text:span></text:span></text:p>
            <text:p text:style-name="P19"><text:span text:style-name="Source_20_Text"><text:span text:style-name="T9">BASE</text:span></text:span><text:span text:style-name="Source_20_Text"><text:span text:style-name="T77">32;</text:span></text:span></text:p>
            <text:p text:style-name="P19"><text:span text:style-name="Source_20_Text"><text:span text:style-name="T77">BASE36;</text:span></text:span></text:p>
            <text:p text:style-name="P19"><text:span text:style-name="Source_20_Text"><text:span text:style-name="T77">BASE58;</text:span></text:span></text:p>
            <text:p text:style-name="P19"><text:span text:style-name="Source_20_Text"><text:span text:style-name="T77">BASE62;</text:span></text:span></text:p>
            <text:p text:style-name="P6"><text:span text:style-name="Source_20_Text"><text:span text:style-name="T77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4">
          <table:table-cell table:style-name="Table1.A4" table:number-columns-spanned="2" office:value-type="string">
            <text:p text:style-name="P20"><text:span text:style-name="Source_20_Text"><text:span text:style-name="T78">toObject(v</text:span></text:span><text:span text:style-name="Source_20_Text"><text:span text:style-name="T79">alu</text:span></text:span><text:span text:style-name="Source_20_Text"><text:span text:style-name="T80">e</text:span></text:span><text:span text:style-name="Source_20_Text"><text:span text:style-name="T78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81">ou</text:span></text:span><text:span text:style-name="Source_20_Text"><text:span text:style-name="T16">rc</text:span></text:span><text:span text:style-name="Source_20_Text"><text:span text:style-name="T81">e</text:span></text:span><text:span text:style-name="Source_20_Text"><text:span text:style-name="T16">N]);</text:span></text:span></text:p>
            <text:p text:style-name="P6"><text:span text:style-name="Source_20_Text"><text:span text:style-name="T16">deleteOwnProperty(</text:span></text:span><text:span text:style-name="Source_20_Text"><text:span text:style-name="T82">obj</text:span></text:span><text:span text:style-name="Source_20_Text"><text:span text:style-name="T16">,</text:span></text:span><text:span text:style-name="Source_20_Text"><text:span text:style-name="T82">prop</text:span></text:span><text:span text:style-name="Source_20_Text"><text:span text:style-name="T16">[,Throw=false]);</text:span></text:span></text:p>
            <text:p text:style-name="P6"><text:span text:style-name="Source_20_Text"><text:span text:style-name="T16">size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);</text:span></text:span></text:p>
            <text:p text:style-name="P21"><text:span text:style-name="Source_20_Text"><text:span text:style-name="T78">createPolyfillMethod(o</text:span></text:span><text:span text:style-name="Source_20_Text"><text:span text:style-name="T85">b</text:span></text:span><text:span text:style-name="Source_20_Text"><text:span text:style-name="T86">ject</text:span></text:span><text:span text:style-name="Source_20_Text"><text:span text:style-name="T78">,</text:span></text:span><text:span text:style-name="Source_20_Text"><text:span text:style-name="T87">prop</text:span></text:span><text:span text:style-name="Source_20_Text"><text:span text:style-name="T78">,v</text:span></text:span><text:span text:style-name="Source_20_Text"><text:span text:style-name="T88">alu</text:span></text:span><text:span text:style-name="Source_20_Text"><text:span text:style-name="T89">e</text:span></text:span><text:span text:style-name="Source_20_Text"><text:span text:style-name="T78">);</text:span></text:span></text:p>
            <text:p text:style-name="P22"><text:span text:style-name="Source_20_Text"><text:span text:style-name="T16">createPolyfillProperty(o</text:span></text:span><text:span text:style-name="Source_20_Text"><text:span text:style-name="T90">b</text:span></text:span><text:span text:style-name="Source_20_Text"><text:span text:style-name="T91">ject</text:span></text:span><text:span text:style-name="Source_20_Text"><text:span text:style-name="T16">,</text:span></text:span><text:span text:style-name="Source_20_Text"><text:span text:style-name="T92">prop</text:span></text:span><text:span text:style-name="Source_20_Text"><text:span text:style-name="T16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16">);</text:span></text:span></text:p>
            <text:p text:style-name="P22"><text:span text:style-name="Source_20_Text"><text:span text:style-name="T16"/></text:span></text:p>
            <text:p text:style-name="P23"><text:span text:style-name="Source_20_Text"><text:span text:style-name="T16">randomBoolean</text:span></text:span><text:span text:style-name="Source_20_Text"><text:span text:style-name="T95">();</text:span></text:span></text:p>
            <text:p text:style-name="P23"><text:span text:style-name="Source_20_Text"><text:span text:style-name="T96">r</text:span></text:span><text:span text:style-name="Source_20_Text"><text:span text:style-name="T95">andomUUIDv7</text:span></text:span><text:span text:style-name="Source_20_Text"><text:span text:style-name="T97">();</text:span></text:span></text:p>
            <text:p text:style-name="P22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2"><text:span text:style-name="Source_20_Text"><text:span text:style-name="T9">nanoid([size=21[,alphabet="123456789ABCDEFGHJKLMNPQRSTUVWXYZabcdefghijkmnopqrstuvwxyz"]]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getUrlVars([str=location.search]);</text:span></text:span></text:p>
            <text:p text:style-name="P23"><text:span text:style-name="Source_20_Text"><text:span text:style-name="T16">obj2string(object);</text:span></text:span></text:p>
            <text:p text:style-name="P23"><text:span text:style-name="Source_20_Text"><text:span text:style-name="T16"/></text:span></text:p>
            <text:p text:style-name="P24"><text:span text:style-name="Source_20_Text"><text:span text:style-name="T16">delay(mi</text:span></text:span><text:span text:style-name="Source_20_Text"><text:span text:style-name="T100">lis</text:span></text:span><text:span text:style-name="Source_20_Text"><text:span text:style-name="T16">e</text:span></text:span><text:span text:style-name="Source_20_Text"><text:span text:style-name="T100">c</text:span></text:span><text:span text:style-name="Source_20_Text"><text:span text:style-name="T16">).then(callback);</text:span></text:span></text:p>
            <text:p text:style-name="P22"><text:span text:style-name="Source_20_Text"><text:span text:style-name="T16">bind(</text:span></text:span><text:span text:style-name="Source_20_Text"><text:span text:style-name="T101">function</text:span></text:span><text:span text:style-name="Source_20_Text"><text:span text:style-name="T16">,context);</text:span></text:span></text:p>
            <text:p text:style-name="P22"><text:span text:style-name="Source_20_Text"><text:span text:style-name="T102">unBind</text:span></text:span><text:span text:style-name="Source_20_Text"><text:span text:style-name="T103">(</text:span></text:span><text:span text:style-name="Source_20_Text"><text:span text:style-name="T104">f</text:span></text:span><text:span text:style-name="Source_20_Text"><text:span text:style-name="T105">unction</text:span></text:span><text:span text:style-name="Source_20_Text"><text:span text:style-name="T103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office:value-type="string">
            <text:p text:style-name="P23"><text:span text:style-name="Source_20_Text"><text:span text:style-name="T16">constant(value);</text:span></text:span></text:p>
            <text:p text:style-name="P23"><text:span text:style-name="Source_20_Text"><text:span text:style-name="T106">identity(value);</text:span></text:span></text:p>
            <text:p text:style-name="P23"><text:span text:style-name="Source_20_Text"><text:span text:style-name="T16">noop();</text:span></text:span></text:p>
            <text:p text:style-name="P23"><text:span text:style-name="Source_20_Text"><text:span text:style-name="T16">T();</text:span></text:span></text:p>
            <text:p text:style-name="P23"><text:span text:style-name="Source_20_Text"><text:span text:style-name="T95">F();</text:span></text:span></text:p>
          </table:table-cell>
          <table:table-cell table:style-name="Table1.B5" office:value-type="string">
            <text:p text:style-name="P22"><text:span text:style-name="Source_20_Text"><text:span text:style-name="T16">asyncConstant(</text:span></text:span><text:span text:style-name="Source_20_Text"><text:span text:style-name="T107">value</text:span></text:span><text:span text:style-name="Source_20_Text"><text:span text:style-name="T16">);</text:span></text:span></text:p>
            <text:p text:style-name="P22"><text:span text:style-name="Source_20_Text"><text:span text:style-name="T16">asyncIdentity(</text:span></text:span><text:span text:style-name="Source_20_Text"><text:span text:style-name="T107">value</text:span></text:span><text:span text:style-name="Source_20_Text"><text:span text:style-name="T16">);</text:span></text:span></text:p>
            <text:p text:style-name="P22"><text:span text:style-name="Source_20_Text"><text:span text:style-name="T16">asyncNoop();</text:span></text:span></text:p>
            <text:p text:style-name="P22"><text:span text:style-name="Source_20_Text"><text:span text:style-name="T16">async</text:span></text:span><text:span text:style-name="Source_20_Text"><text:span text:style-name="T108">T</text:span></text:span><text:span text:style-name="Source_20_Text"><text:span text:style-name="T16">();</text:span></text:span></text:p>
            <text:p text:style-name="P22"><text:span text:style-name="Source_20_Text"><text:span text:style-name="T16">async</text:span></text:span><text:span text:style-name="Source_20_Text"><text:span text:style-name="T108">F</text:span></text:span><text:span text:style-name="Source_20_Text"><text:span text:style-name="T16">();</text:span></text:span></text:p>
          </table:table-cell>
          <table:covered-table-cell table:style-name="Table1.C2"/>
          <table:covered-table-cell table:style-name="Table1.D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9">Assertion</text:span></text:span><text:span text:style-name="Source_20_Text"><text:span text:style-name="T110">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23"><text:span text:style-name="Source_20_Text"><text:span text:style-name="T16">b64Decode(s</text:span></text:span><text:span text:style-name="Source_20_Text"><text:span text:style-name="T67">tri</text:span></text:span><text:span text:style-name="Source_20_Text"><text:span text:style-name="T34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9"><text:span text:style-name="Source_20_Text"><text:span text:style-name="T16">b64Encode(string);</text:span></text:span></text:p>
            <text:p text:style-name="P29"><text:span text:style-name="Source_20_Text"><text:span text:style-name="T16"/></text:span></text:p>
            <text:p text:style-name="P23"><text:span text:style-name="Source_20_Text"><text:span text:style-name="T16">strAt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6">,index[,newChar]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Capitaliz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CodePoints(s</text:span></text:span><text:span text:style-name="Source_20_Text"><text:span text:style-name="T115">t</text:span></text:span><text:span text:style-name="Source_20_Text"><text:span text:style-name="T116">ri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DownFirst(s</text:span></text:span><text:span text:style-name="Source_20_Text"><text:span text:style-name="T117">tri</text:span></text:span><text:span text:style-name="Source_20_Text"><text:span text:style-name="T101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FromCodePoints(i</text:span></text:span><text:span text:style-name="Source_20_Text"><text:span text:style-name="T118">terator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HTML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</text:span></text:span><text:span text:style-name="Source_20_Text"><text:span text:style-name="T119">HTML</text:span></text:span><text:span text:style-name="Source_20_Text"><text:span text:style-name="T16">RemoveTags(string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HTML</text:span></text:span><text:span text:style-name="Source_20_Text"><text:span text:style-name="T120">Un</text:span></text:span><text:span text:style-name="Source_20_Text"><text:span text:style-name="T16">Escap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23"><text:span text:style-name="Source_20_Text"><text:span text:style-name="T16"/></text:span></text:p>
            <text:p text:style-name="P23"><text:span text:style-name="Source_20_Text"><text:span text:style-name="T16">strProper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23"><text:span text:style-name="Source_20_Text"><text:span text:style-name="T16">strReverse(s</text:span></text:span><text:span text:style-name="Source_20_Text"><text:span text:style-name="T44">t</text:span></text:span><text:span text:style-name="Source_20_Text"><text:span text:style-name="T114">ring</text:span></text:span><text:span text:style-name="Source_20_Text"><text:span text:style-name="T16">);</text:span></text:span></text:p>
            <text:p text:style-name="P23"><text:span text:style-name="Source_20_Text"><text:span text:style-name="T122"/></text:span></text:p>
            <text:p text:style-name="P23"><text:span text:style-name="Source_20_Text"><text:span text:style-name="T16">strSplice(</text:span></text:span><text:span text:style-name="Source_20_Text"><text:span text:style-name="T111">str</text:span></text:span><text:span text:style-name="Source_20_Text"><text:span text:style-name="T29">ing</text:span></text:span><text:span text:style-name="Source_20_Text"><text:span text:style-name="T16">,index,count[,add</text:span></text:span><text:span text:style-name="Source_20_Text"><text:span text:style-name="T123">]);</text:span></text:span></text:p>
            <text:p text:style-name="P23"><text:span text:style-name="Source_20_Text"><text:span text:style-name="T122"/></text:span></text:p>
            <text:p text:style-name="P23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4">T</text:span></text:span><text:span text:style-name="Source_20_Text"><text:span text:style-name="T125">itle</text:span></text:span><text:span text:style-name="Source_20_Text"><text:span text:style-name="T121">c</text:span></text:span><text:span text:style-name="Source_20_Text"><text:span text:style-name="T16">ase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23"><text:span text:style-name="Source_20_Text"><text:span text:style-name="T126">strTruncate(st</text:span></text:span><text:span text:style-name="Source_20_Text"><text:span text:style-name="T116">ring</text:span></text:span><text:span text:style-name="Source_20_Text"><text:span text:style-name="T126">);</text:span></text:span></text:p>
            <text:p text:style-name="P23"><text:span text:style-name="Source_20_Text"><text:span text:style-name="T126"/></text:span></text:p>
            <text:p text:style-name="P23"><text:span text:style-name="Source_20_Text"><text:span text:style-name="T16">strUpFirst(s</text:span></text:span><text:span text:style-name="Source_20_Text"><text:span text:style-name="T113">tri</text:span></text:span><text:span text:style-name="Source_20_Text"><text:span text:style-name="T114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30"><text:span text:style-name="Source_20_Text"><text:span text:style-name="T116"/></text:span></text:p>
            <text:p text:style-name="P30"><text:span text:style-name="Source_20_Text"><text:span text:style-name="T116">a</text:span></text:span><text:span text:style-name="Source_20_Text"><text:span text:style-name="T16">ssert</text:span></text:span><text:span text:style-name="Source_20_Text"><text:span text:style-name="T116">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Tru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1"><text:span text:style-name="Source_20_Text"><text:span text:style-name="T116">assertFalse(condition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2"><text:span text:style-name="Source_20_Text"><text:span text:style-name="T116"/></text:span></text:p>
            <text:p text:style-name="P33"><text:span text:style-name="Source_20_Text"><text:span text:style-name="T128">assertThrows</text:span></text:span><text:span text:style-name="Source_20_Text"><text:span text:style-name="T129">(callback[,message</text:span></text:span><text:span text:style-name="Source_20_Text"><text:span text:style-name="T127">|error</text:span></text:span><text:span text:style-name="Source_20_Text"><text:span text:style-name="T129">]);</text:span></text:span></text:p>
            <text:p text:style-name="P34"><text:span text:style-name="Source_20_Text"><text:span text:style-name="T129"/></text:span></text:p>
            <text:p text:style-name="P35"><text:span text:style-name="Source_20_Text"><text:span text:style-name="T130">assertFail(m</text:span></text:span><text:span text:style-name="Source_20_Text"><text:span text:style-name="T131">essage</text:span></text:span><text:span text:style-name="Source_20_Text"><text:span text:style-name="T132">|</text:span></text:span><text:span text:style-name="Source_20_Text"><text:span text:style-name="T133">error</text:span></text:span><text:span text:style-name="Source_20_Text"><text:span text:style-name="T130">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Equal(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Equal</text:span></text:span><text:span text:style-name="Source_20_Text"><text:span text:style-name="T134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6"><text:span text:style-name="Source_20_Text"><text:span text:style-name="T116"/></text:span></text:p>
            <text:p text:style-name="P31"><text:span text:style-name="Source_20_Text"><text:span text:style-name="T116">assertDeepStrictEqual</text:span></text:span><text:span text:style-name="Source_20_Text"><text:span text:style-name="T135">(</text:span></text:span><text:span text:style-name="Source_20_Text"><text:span text:style-name="T116">value1,value2[,message</text:span></text:span><text:span text:style-name="Source_20_Text"><text:span text:style-name="T127">|error</text:span></text:span><text:span text:style-name="Source_20_Text"><text:span text:style-name="T116">]);</text:span></text:span></text:p>
            <text:p text:style-name="P31"><text:span text:style-name="Source_20_Text"><text:span text:style-name="T116">assertNotDeepStrictEqual</text:span></text:span><text:span text:style-name="Source_20_Text"><text:span text:style-name="T135">(</text:span></text:span><text:span text:style-name="Source_20_Text"><text:span text:style-name="T116">value1,value2[,</text:span></text:span><text:span text:style-name="Source_20_Text"><text:span text:style-name="T127">message|error</text:span></text:span><text:span text:style-name="Source_20_Text"><text:span text:style-name="T116">]);</text:span></text:span></text:p>
            <text:p text:style-name="P36"/>
            <text:p text:style-name="P31"><text:span text:style-name="Source_20_Text"><text:span text:style-name="T116">assertType</text:span></text:span><text:span text:style-name="Source_20_Text"><text:span text:style-name="T136">Of</text:span></text:span><text:span text:style-name="Source_20_Text"><text:span text:style-name="T116">(value,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16">Type</text:span></text:span><text:span text:style-name="Source_20_Text"><text:span text:style-name="T136">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27">type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16">asser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message</text:span></text:span><text:span text:style-name="Source_20_Text"><text:span text:style-name="T127">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1"><text:span text:style-name="Source_20_Text"><text:span text:style-name="T116">assert</text:span></text:span><text:span text:style-name="Source_20_Text"><text:span text:style-name="T138">Not</text:span></text:span><text:span text:style-name="Source_20_Text"><text:span text:style-name="T136">InstanceOf</text:span></text:span><text:span text:style-name="Source_20_Text"><text:span text:style-name="T116">(</text:span></text:span><text:span text:style-name="Source_20_Text"><text:span text:style-name="T139">value,</text:span></text:span><text:span text:style-name="Source_20_Text"><text:span text:style-name="T136">constructor</text:span></text:span><text:span text:style-name="Source_20_Text"><text:span text:style-name="T137">[,</text:span></text:span><text:span text:style-name="Source_20_Text"><text:span text:style-name="T127">message|error</text:span></text:span><text:span text:style-name="Source_20_Text"><text:span text:style-name="T137">]</text:span></text:span><text:span text:style-name="Source_20_Text"><text:span text:style-name="T116">);</text:span></text:span></text:p>
            <text:p text:style-name="P36"><text:span text:style-name="Source_20_Text"><text:span text:style-name="T128"/></text:span></text:p>
            <text:p text:style-name="P31"><text:span text:style-name="Source_20_Text"><text:span text:style-name="T128">assertIs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28">assertIsNotNil(value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7"><text:span text:style-name="Source_20_Text"><text:span text:style-name="T130"/></text:span></text:p>
            <text:p text:style-name="P31"><text:span text:style-name="Source_20_Text"><text:span text:style-name="T128">assertMatch(s</text:span></text:span><text:span text:style-name="Source_20_Text"><text:span text:style-name="T140">tring</text:span></text:span><text:span text:style-name="Source_20_Text"><text:span text:style-name="T128">,r</text:span></text:span><text:span text:style-name="Source_20_Text"><text:span text:style-name="T140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  <text:p text:style-name="P31"><text:span text:style-name="Source_20_Text"><text:span text:style-name="T140">assertD</text:span></text:span><text:span text:style-name="Source_20_Text"><text:span text:style-name="T128">oesNotMatch(s</text:span></text:span><text:span text:style-name="Source_20_Text"><text:span text:style-name="T140">tring</text:span></text:span><text:span text:style-name="Source_20_Text"><text:span text:style-name="T128">,r</text:span></text:span><text:span text:style-name="Source_20_Text"><text:span text:style-name="T140">egexp</text:span></text:span><text:span text:style-name="Source_20_Text"><text:span text:style-name="T128">[,message</text:span></text:span><text:span text:style-name="Source_20_Text"><text:span text:style-name="T127">|error</text:span></text:span><text:span text:style-name="Source_20_Text"><text:span text:style-name="T128">]);</text:span></text:span></text:p>
          </table:table-cell>
          <table:table-cell table:style-name="Table5.C2" office:value-type="string">
            <text:p text:style-name="P38">sum(value1[,valueN]);</text:p>
            <text:p text:style-name="P38">avg(value1[,valueN]);</text:p>
            <text:p text:style-name="P38">product(value1[,valueN]);</text:p>
            <text:p text:style-name="P38">clamp(value,min,max);</text:p>
            <text:p text:style-name="P38"><text:span text:style-name="T141">minmax</text:span>(value,min,max);</text:p>
            <text:p text:style-name="P39"><text:span text:style-name="Source_20_Text"><text:span text:style-name="T16">inRange(value,min,max);</text:span></text:span></text:p>
            <text:p text:style-name="P39"><text:span text:style-name="Source_20_Text"><text:span text:style-name="T142">signbit(value);</text:span></text:span></text:p>
            <text:p text:style-name="P39"><text:span text:style-name="Source_20_Text"><text:span text:style-name="T142"/></text:span></text:p>
            <text:p text:style-name="P40"><text:span text:style-name="Source_20_Text"><text:span text:style-name="T16">randomInt([max]);</text:span></text:span></text:p>
            <text:p text:style-name="P40"><text:span text:style-name="Source_20_Text"><text:span text:style-name="T16">randomInt(min,max);</text:span></text:span></text:p>
            <text:p text:style-name="P40"><text:span text:style-name="Source_20_Text"><text:span text:style-name="T16">randomFloat([max]);</text:span></text:span></text:p>
            <text:p text:style-name="P40"><text:span text:style-name="Source_20_Text"><text:span text:style-name="T16">randomFloat(min,max);</text:span></text:span></text:p>
            <text:p text:style-name="P40"><text:span text:style-name="Source_20_Text"><text:span text:style-name="T142"/></text:span></text:p>
            <text:p text:style-name="P38">isEven(value);</text:p>
            <text:p text:style-name="P38">isOdd(valu<text:span text:style-name="T143">e</text:span>);</text:p>
            <text:p text:style-name="P41">isInt8(value);</text:p>
            <text:p text:style-name="P41">isInt16(value);</text:p>
            <text:p text:style-name="P41">isUInt32(value);</text:p>
            <text:p text:style-name="P41">isUInt8(value);</text:p>
            <text:p text:style-name="P41">isUInt16(value);</text:p>
            <text:p text:style-name="P41">isInt32(value);</text:p>
            <text:p text:style-name="P41">isBigInt64(value);</text:p>
            <text:p text:style-name="P42"><text:span text:style-name="T144">i</text:span><text:span text:style-name="T145">s</text:span>BigUInt64(value);</text:p>
            <text:p text:style-name="P42"><text:span text:style-name="T145">is</text:span>Float<text:span text:style-name="T146">16</text:span>(value);</text:p>
            <text:p text:style-name="P40"><text:span text:style-name="Source_20_Text"><text:span text:style-name="T142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42">);</text:span></text:span></text:p>
            <text:p text:style-name="P40"><text:span text:style-name="Source_20_Text"><text:span text:style-name="T142"/></text:span></text:p>
            <text:p text:style-name="P40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43"><text:span text:style-name="Source_20_Text"><text:span text:style-name="T149">toIntegerOrInfinity(value);</text:span></text:span></text:p>
            <text:p text:style-name="P38"><text:span text:style-name="T150">t</text:span><text:span text:style-name="T151">oInt8(value);</text:span></text:p>
            <text:p text:style-name="P42">toInt16(value);</text:p>
            <text:p text:style-name="P42">toInt32(value);</text:p>
            <text:p text:style-name="P42">toUInt8(value);</text:p>
            <text:p text:style-name="P42">toUInt<text:span text:style-name="T152">1</text:span>6(value);</text:p>
            <text:p text:style-name="P42">toUInt32(value;</text:p>
            <text:p text:style-name="P42">toBigInt64(value);</text:p>
            <text:p text:style-name="P42">toBigUInt64(value);</text:p>
            <text:p text:style-name="P42"><text:span text:style-name="T152">toFloat</text:span><text:span text:style-name="T145">16</text:span><text:span text:style-name="T152">(value);</text:span></text:p>
            <text:p text:style-name="P41"><text:span text:style-name="Source_20_Text"><text:span text:style-name="T153">toFloat32(value);</text:span></text:span></text:p>
          </table:table-cell>
        </table:table-row>
      </table:table>
      <text:p text:style-name="P4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46">Polyfills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56">arrayDeepClone(array);</text:span></text:span></text:p>
            <text:p text:style-name="P47"><text:span text:style-name="Source_20_Text"><text:span text:style-name="T156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6">e</text:span></text:span><text:span text:style-name="Source_20_Text"><text:span text:style-name="T157">1</text:span></text:span><text:span text:style-name="Source_20_Text"><text:span text:style-name="T156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6">N]);</text:span></text:span></text:p>
            <text:p text:style-name="P48"><text:span text:style-name="Source_20_Text"><text:span text:style-name="T159">arrayAdd</text:span></text:span><text:span text:style-name="Source_20_Text"><text:span text:style-name="T156">(array,value);</text:span></text:span></text:p>
            <text:p text:style-name="P48"><text:span text:style-name="Source_20_Text"><text:span text:style-name="T156">arrayClear(array); </text:span></text:span></text:p>
            <text:p text:style-name="P48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49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50"><text:span text:style-name="Source_20_Text"><text:span text:style-name="T163"/></text:span></text:p>
            <text:p text:style-name="P50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51"><text:span text:style-name="Source_20_Text"><text:span text:style-name="T165">iterRange([start=0[,step=1[,end=Infinity]]]);</text:span></text:span></text:p>
            <text:p text:style-name="P51"><text:span text:style-name="Source_20_Text"><text:span text:style-name="T165"/></text:span></text:p>
            <text:p text:style-name="P52"><text:span text:style-name="Source_20_Text"><text:span text:style-name="T9">arrayCycle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67">= 100</text:span></text:span><text:span text:style-name="Source_20_Text"><text:span text:style-name="T9">]);</text:span></text:span></text:p>
            <text:p text:style-name="P51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53"><text:span text:style-name="Source_20_Text"><text:span text:style-name="T9"/></text:span></text:p>
            <text:p text:style-name="P53"><text:span text:style-name="Source_20_Text"><text:span text:style-name="T9">arrayRepeat(value[,n </text:span></text:span><text:span text:style-name="Source_20_Text"><text:span text:style-name="T170">= 100</text:span></text:span><text:span text:style-name="Source_20_Text"><text:span text:style-name="T9">]);</text:span></text:span></text:p>
            <text:p text:style-name="P51"><text:span text:style-name="Source_20_Text"><text:span text:style-name="T9">iterRepeat(value[,n </text:span></text:span><text:span text:style-name="Source_20_Text"><text:span text:style-name="T169">= Infinity</text:span></text:span><text:span text:style-name="Source_20_Text"><text:span text:style-name="T9">]);</text:span></text:span></text:p>
            <text:p text:style-name="P54"><text:span text:style-name="Source_20_Text"><text:span text:style-name="T171"/></text:span></text:p>
            <text:p text:style-name="P54"><text:span text:style-name="Source_20_Text"><text:span text:style-name="T171">unique(iterator[,resolver]);</text:span></text:span></text:p>
            <text:p text:style-name="P54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52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reduce(i</text:span></text:span><text:span text:style-name="Source_20_Text"><text:span text:style-name="T166">terator</text:span></text:span><text:span text:style-name="Source_20_Text"><text:span text:style-name="T9">,callback[,initialvalue]);</text:span></text:span></text:p>
            <text:p text:style-name="P55"><text:span text:style-name="Source_20_Text"><text:span text:style-name="T172">count</text:span></text:span><text:span text:style-name="Source_20_Text"><text:span text:style-name="T9">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take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55"><text:span text:style-name="Source_20_Text"><text:span text:style-name="T9">take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55"><text:span text:style-name="Source_20_Text"><text:span text:style-name="T9">takeRight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55"><text:span text:style-name="Source_20_Text"><text:span text:style-name="T9">takeRight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9">drop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text:span text:style-name="Source_20_Text"><text:span text:style-name="T174"> </text:span></text:span></text:p>
            <text:p text:style-name="P55"><text:span text:style-name="Source_20_Text"><text:span text:style-name="T9">drop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55"><text:span text:style-name="Source_20_Text"><text:span text:style-name="T9">dropRight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55"><text:span text:style-name="Source_20_Text"><text:span text:style-name="T9">dropRight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55"><text:span text:style-name="Source_20_Text"><text:span text:style-name="T9"/></text:span></text:p>
            <text:p text:style-name="P56"><text:span text:style-name="Source_20_Text"><text:span text:style-name="T9">isSuperset(superCollection,subCollection);</text:span></text:span></text:p>
            <text:p text:style-name="P55"><text:span text:style-name="Source_20_Text"><text:span text:style-name="T9">setDifference(</text:span></text:span><text:span text:style-name="Source_20_Text"><text:span text:style-name="T175">set1,set2</text:span></text:span><text:span text:style-name="Source_20_Text"><text:span text:style-name="T9">);</text:span></text:span></text:p>
            <text:p text:style-name="P56"><text:span text:style-name="Source_20_Text"><text:span text:style-name="T9">setIntersection(</text:span></text:span><text:span text:style-name="Source_20_Text"><text:span text:style-name="T175">set1,set2</text:span></text:span><text:span text:style-name="Source_20_Text"><text:span text:style-name="T9">);</text:span></text:span></text:p>
            <text:p text:style-name="P56"><text:span text:style-name="Source_20_Text"><text:span text:style-name="T9">setSymmetricDifference(</text:span></text:span><text:span text:style-name="Source_20_Text"><text:span text:style-name="T175">set1,set2</text:span></text:span><text:span text:style-name="Source_20_Text"><text:span text:style-name="T9">);</text:span></text:span></text:p>
            <text:p text:style-name="P56"><text:span text:style-name="Source_20_Text"><text:span text:style-name="T9">setUnion(iterator1[,iteratorN] );</text:span></text:span></text:p>
          </table:table-cell>
          <table:table-cell table:style-name="Table4.B2" office:value-type="string">
            <text:p text:style-name="P52"><text:span text:style-name="Source_20_Text"><text:span text:style-name="T176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57"><text:span text:style-name="Source_20_Text"><text:span text:style-name="T177">map(i</text:span></text:span><text:span text:style-name="Source_20_Text"><text:span text:style-name="T178">terator</text:span></text:span><text:span text:style-name="Source_20_Text"><text:span text:style-name="T177">,callback);</text:span></text:span></text:p>
            <text:p text:style-name="P55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55"><text:span text:style-name="Source_20_Text"><text:span text:style-name="T9">size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58"><text:span text:style-name="Source_20_Text"><text:span text:style-name="T179"/></text:span></text:p>
            <text:p text:style-name="P55"><text:span text:style-name="Source_20_Text"><text:span text:style-name="T9">every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55"><text:span text:style-name="Source_20_Text"><text:span text:style-name="T9">some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text:span text:style-name="Source_20_Text"><text:span text:style-name="T181"> </text:span></text:span></text:p>
            <text:p text:style-name="P55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55"><text:span text:style-name="Source_20_Text"><text:span text:style-name="T165"/></text:span></text:p>
            <text:p text:style-name="P55"><text:span text:style-name="Source_20_Text"><text:span text:style-name="T9">includes(i</text:span></text:span><text:span text:style-name="Source_20_Text"><text:span text:style-name="T166">terator</text:span></text:span><text:span text:style-name="Source_20_Text"><text:span text:style-name="T9">,value);</text:span></text:span></text:p>
            <text:p text:style-name="P55"><text:span text:style-name="Source_20_Text"><text:span text:style-name="T182">contains</text:span></text:span><text:span text:style-name="Source_20_Text"><text:span text:style-name="T9">(i</text:span></text:span><text:span text:style-name="Source_20_Text"><text:span text:style-name="T166">terator</text:span></text:span><text:span text:style-name="Source_20_Text"><text:span text:style-name="T9">,value);</text:span></text:span></text:p>
            <text:p text:style-name="P55"><text:span text:style-name="Source_20_Text"><text:span text:style-name="T9">find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55"><text:span text:style-name="Source_20_Text"><text:span text:style-name="T9">findLast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55"><text:span text:style-name="Source_20_Text"><text:span text:style-name="T9">filter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55"><text:span text:style-name="Source_20_Text"><text:span text:style-name="T183">reject(i</text:span></text:span><text:span text:style-name="Source_20_Text"><text:span text:style-name="T166">terator</text:span></text:span><text:span text:style-name="Source_20_Text"><text:span text:style-name="T183">,c</text:span></text:span><text:span text:style-name="Source_20_Text"><text:span text:style-name="T180">allback</text:span></text:span><text:span text:style-name="Source_20_Text"><text:span text:style-name="T183">);</text:span></text:span></text:p>
            <text:p text:style-name="P52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59"><text:span text:style-name="Source_20_Text"><text:span text:style-name="T189"/></text:span></text:p>
            <text:p text:style-name="P52"><text:span text:style-name="Source_20_Text"><text:span text:style-name="T9">zip(i</text:span></text:span><text:span text:style-name="Source_20_Text"><text:span text:style-name="T166">terator1</text:span></text:span><text:span text:style-name="Source_20_Text"><text:span text:style-name="T9">[,</text:span></text:span><text:span text:style-name="Source_20_Text"><text:span text:style-name="T166">iteratorN</text:span></text:span><text:span text:style-name="Source_20_Text"><text:span text:style-name="T9">]);</text:span></text:span></text:p>
            <text:p text:style-name="P60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60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55"><text:span text:style-name="Source_20_Text"><text:span text:style-name="T189">shuffl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55"><text:span text:style-name="Source_20_Text"><text:span text:style-name="T189"/></text:span></text:p>
            <text:p text:style-name="P61"><text:span text:style-name="Source_20_Text"><text:span text:style-name="T9">min(v</text:span></text:span><text:span text:style-name="Source_20_Text"><text:span text:style-name="T191">alue1[,valueN]</text:span></text:span><text:span text:style-name="Source_20_Text"><text:span text:style-name="T9">);</text:span></text:span></text:p>
            <text:p text:style-name="P62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55"><text:span text:style-name="Source_20_Text"><text:span text:style-name="T194">sort(i</text:span></text:span><text:span text:style-name="Source_20_Text"><text:span text:style-name="T166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55"><text:span text:style-name="Source_20_Text"><text:span text:style-name="T189">revers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61"><text:span text:style-name="Source_20_Text"><text:span text:style-name="T9"/></text:span></text:p>
            <text:p text:style-name="P52"><text:span text:style-name="Source_20_Text"><text:span text:style-name="T9">item(i</text:span></text:span><text:span text:style-name="Source_20_Text"><text:span text:style-name="T166">terator</text:span></text:span><text:span text:style-name="Source_20_Text"><text:span text:style-name="T9">,index);</text:span></text:span></text:p>
            <text:p text:style-name="P52"><text:span text:style-name="Source_20_Text"><text:span text:style-name="T197">nth(i</text:span></text:span><text:span text:style-name="Source_20_Text"><text:span text:style-name="T166">terator</text:span></text:span><text:span text:style-name="Source_20_Text"><text:span text:style-name="T197">,index);</text:span></text:span></text:p>
            <text:p text:style-name="P55"><text:span text:style-name="Source_20_Text"><text:span text:style-name="T9">first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55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63"><text:span text:style-name="Source_20_Text"><text:span text:style-name="T156">last(i</text:span></text:span><text:span text:style-name="Source_20_Text"><text:span text:style-name="T178">terator</text:span></text:span><text:span text:style-name="Source_20_Text"><text:span text:style-name="T156">);</text:span></text:span></text:p>
            <text:p text:style-name="P64">initial(i<text:span text:style-name="Source_20_Text"><text:span text:style-name="T199">terator</text:span></text:span>);</text:p>
            <text:p text:style-name="P55"><text:span text:style-name="Source_20_Text"><text:span text:style-name="T9">tail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55"><text:span text:style-name="Source_20_Text"><text:span text:style-name="T9"/></text:span></text:p>
            <text:p text:style-name="P55"><text:span text:style-name="Source_20_Text"><text:span text:style-name="T200">flat(i</text:span></text:span><text:span text:style-name="Source_20_Text"><text:span text:style-name="T166">terator</text:span></text:span><text:span text:style-name="Source_20_Text"><text:span text:style-name="T200">);</text:span></text:span></text:p>
            <text:p text:style-name="P55"><text:span text:style-name="Source_20_Text"><text:span text:style-name="T9">concat(i</text:span></text:span><text:span text:style-name="Source_20_Text"><text:span text:style-name="T166">terator1</text:span></text:span><text:span text:style-name="Source_20_Text"><text:span text:style-name="T9">[,</text:span></text:span><text:span text:style-name="Source_20_Text"><text:span text:style-name="T166">iteratorN</text:span></text:span><text:span text:style-name="Source_20_Text"><text:span text:style-name="T9">]);</text:span></text:span></text:p>
            <text:p text:style-name="P55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1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65"><text:span text:style-name="Source_20_Text"><text:span text:style-name="T9"/></text:span></text:p>
            <text:p text:style-name="P66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6">Array.fromAsync(); </text:span></text:span></text:a></text:p>
            <text:p text:style-name="P66"><text:span text:style-name="Source_20_Text"><text:span text:style-name="T15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2">Array.prototype.toReversed();</text:span></text:span></text:a></text:p>
            <text:p text:style-name="P65"><text:span text:style-name="Source_20_Text"><text:span text:style-name="T9"/></text:span></text:p>
            <text:p text:style-name="P65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6">Array.prototype.toSorted();</text:span></text:span></text:a></text:p>
            <text:p text:style-name="P65"><text:span text:style-name="Source_20_Text"><text:span text:style-name="T9"/></text:span></text:p>
            <text:p text:style-name="P65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6">Array.prototype.toSpliced();</text:span></text:span></text:a></text:p>
            <text:p text:style-name="P65"><text:span text:style-name="Source_20_Text"><text:span text:style-name="T9"/></text:span></text:p>
            <text:p text:style-name="P65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6">Array.prototype.with();</text:span></text:span></text:a></text:p>
            <text:p text:style-name="P67"><text:span text:style-name="Source_20_Text"><text:span text:style-name="T9"/></text:span></text:p>
            <text:p text:style-name="P67"><text:a xlink:type="simple" xlink:href="https://developer.mozilla.org/en-US/docs/Web/API/Crypto/randomUUID" text:style-name="Internet_20_link" text:visited-style-name="Visited_20_Internet_20_Link"><text:span text:style-name="Source_20_Text"><text:span text:style-name="T156">crypto.randomUUID();</text:span></text:span></text:a></text:p>
            <text:p text:style-name="P67"><text:span text:style-name="Source_20_Text"><text:span text:style-name="T9"/></text:span></text:p>
            <text:p text:style-name="P6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3">Error.isError();</text:span></text:span></text:a></text:p>
            <text:p text:style-name="P67"><text:span text:style-name="Source_20_Text"><text:span text:style-name="T9"/></text:span></text:p>
            <text:p text:style-name="P67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6">globalThis;</text:span></text:span></text:a></text:p>
            <text:p text:style-name="P67"><text:span text:style-name="Source_20_Text"><text:span text:style-name="T9"/></text:span></text:p>
            <text:p text:style-name="P67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6">Map.groupBy();</text:span></text:span></text:a></text:p>
            <text:p text:style-name="P69"><text:span text:style-name="Source_20_Text"><text:span text:style-name="T9"/></text:span></text:p>
            <text:p text:style-name="P69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6">Math.sumPrecise();</text:span></text:span></text:a></text:p>
            <text:p text:style-name="P69"><text:span text:style-name="Source_20_Text"><text:span text:style-name="T9"/></text:span></text:p>
            <text:p text:style-name="P67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4">Object.groupBy();</text:span></text:span></text:a></text:p>
            <text:p text:style-name="P67"><text:span text:style-name="Source_20_Text"><text:span text:style-name="T204"/></text:span></text:p>
            <text:p text:style-name="P67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6">Object</text:span></text:span><text:span text:style-name="Source_20_Text"><text:span text:style-name="T205">.</text:span></text:span><text:span text:style-name="Source_20_Text"><text:span text:style-name="T206">hasOwn();</text:span></text:span></text:a></text:p>
            <text:p text:style-name="P67"><text:span text:style-name="Source_20_Text"><text:span text:style-name="T9"/></text:span></text:p>
            <text:p text:style-name="P70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7">TypedArray.prototype.toReversed();</text:span></text:span></text:a><text:span text:style-name="T156"/></text:p>
            <text:p text:style-name="P70"><text:span text:style-name="Source_20_Text"><text:span text:style-name="T179"/></text:span></text:p>
            <text:p text:style-name="P70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7">TypedArray.prototype.toSorted();</text:span></text:span></text:a><text:span text:style-name="T156"/></text:p>
            <text:p text:style-name="P70"><text:span text:style-name="Source_20_Text"><text:span text:style-name="T179"/></text:span></text:p>
            <text:p text:style-name="P70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7">TypedArray.prototype.with();</text:span></text:span></text:a></text:p>
            <text:p text:style-name="P70"><text:span text:style-name="Source_20_Text"><text:span text:style-name="T207"/></text:span></text:p>
            <text:p text:style-name="P71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08">window.</text:span></text:span><text:span text:style-name="Source_20_Text"><text:span text:style-name="T209">A</text:span></text:span><text:span text:style-name="Source_20_Text"><text:span text:style-name="T156">syncFunction</text:span></text:span><text:span text:style-name="Source_20_Text"><text:span text:style-name="T209">();</text:span></text:span></text:a></text:p>
            <text:p text:style-name="P71"><text:span text:style-name="Source_20_Text"><text:span text:style-name="T209"/></text:span></text:p>
            <text:p text:style-name="P7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8">window.</text:span></text:span><text:span text:style-name="Source_20_Text"><text:span text:style-name="T156">GeneratorFunction();</text:span></text:span></text:a></text:p>
            <text:p text:style-name="P70"><text:span text:style-name="Source_20_Text"><text:span text:style-name="T9"/></text:span></text:p>
          </table:table-cell>
        </table:table-row>
      </table:table>
      <text:p text:style-name="P7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3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0"><text:span text:style-name="Source_20_Text"><text:span text:style-name="T16"/></text:span></text:p>
            <text:p text:style-name="P40"><text:span text:style-name="Source_20_Text"><text:span text:style-name="T16">getText(url,success);</text:span></text:span></text:p>
            <text:p text:style-name="P40"><text:span text:style-name="Source_20_Text"><text:span text:style-name="T16"/></text:span></text:p>
            <text:p text:style-name="P40"><text:span text:style-name="Source_20_Text"><text:span text:style-name="T16">getJson(url,success);</text:span></text:span></text:p>
            <text:p text:style-name="P40"><text:span text:style-name="Source_20_Text"><text:span text:style-name="T142"/></text:span></text:p>
            <text:p text:style-name="P40"><text:span text:style-name="Source_20_Text"><text:span text:style-name="T142">ajax(Options obje</text:span></text:span><text:span text:style-name="Source_20_Text"><text:span text:style-name="T210">ct</text:span></text:span><text:span text:style-name="Source_20_Text"><text:span text:style-name="T142">);</text:span></text:span></text:p>
            <text:p text:style-name="P40"><text:span text:style-name="Source_20_Text"><text:span text:style-name="T142"/></text:span></text:p>
          </table:table-cell>
          <table:table-cell table:style-name="Table2.B2" office:value-type="string">
            <text:p text:style-name="P40"><text:span text:style-name="Source_20_Text"><text:span text:style-name="T211"/></text:span></text:p>
            <text:p text:style-name="P40"><text:span text:style-name="Source_20_Text"><text:span text:style-name="T211">Options object properties (* = default value):</text:span></text:span><text:span text:style-name="Source_20_Text"><text:span text:style-name="T147"> </text:span></text:span></text:p>
            <text:p text:style-name="P40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4"><text:span text:style-name="Source_20_Text"><text:span text:style-name="T212">Property</text:span></text:span></text:p>
                </table:table-cell>
                <table:table-cell table:style-name="Table6.B1" office:value-type="string">
                  <text:p text:style-name="P75"><text:span text:style-name="T213">V</text:span>alue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74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74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74"><text:span text:style-name="Source_20_Text"><text:span text:style-name="T215">*</text:span></text:span><text:span text:style-name="Source_20_Text"><text:span text:style-name="T214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74"><text:span text:style-name="Source_20_Text"><text:span text:style-name="T215">*</text:span></text:span><text:span text:style-name="Source_20_Text"><text:span text:style-name="T214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74"><text:span text:style-name="Source_20_Text"><text:span text:style-name="T21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74"><text:span text:style-name="Source_20_Text"><text:span text:style-name="T21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74"><text:span text:style-name="Source_20_Text"><text:span text:style-name="T215">*</text:span></text:span><text:span text:style-name="Source_20_Text"><text:span text:style-name="T214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74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74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74"><text:span text:style-name="Source_20_Text"><text:span text:style-name="T214">string</text:span></text:span></text:p>
                </table:table-cell>
              </table:table-row>
            </table:table>
            <text:p text:style-name="P40"><text:span text:style-name="Source_20_Text"><text:span text:style-name="T216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6"><text:span text:style-name="Source_20_Text"><text:span text:style-name="T217">Cookie</text:span></text:span><text:span text:style-name="Source_20_Text"><text:span text:style-name="T218"> </text:span></text:span><text:span text:style-name="Source_20_Text"><text:span text:style-name="T219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7"><text:span text:style-name="Source_20_Text"><text:span text:style-name="T16"/></text:span></text:p>
            <text:p text:style-name="P77"><text:span text:style-name="Source_20_Text"><text:span text:style-name="T16">getCookie([name]);</text:span></text:span></text:p>
            <text:p text:style-name="P77"><text:span text:style-name="Source_20_Text"><text:span text:style-name="T16"/></text:span></text:p>
            <text:p text:style-name="P77"><text:span text:style-name="Source_20_Text"><text:span text:style-name="T106">h</text:span></text:span><text:span text:style-name="Source_20_Text"><text:span text:style-name="T16">asCookie(name);</text:span></text:span></text:p>
            <text:p text:style-name="P78"><text:span text:style-name="Source_20_Text"><text:span text:style-name="T16"/></text:span></text:p>
            <text:p text:style-name="P79"><text:span text:style-name="Source_20_Text"><text:span text:style-name="T16">setCookie</text:span></text:span><text:span text:style-name="Source_20_Text"><text:span text:style-name="T220">(Options obje</text:span></text:span><text:span text:style-name="Source_20_Text"><text:span text:style-name="T210">ct: </text:span></text:span><text:span text:style-name="Source_20_Text"><text:span text:style-name="T221">properties are the same as the parameters</text:span></text:span><text:span text:style-name="Source_20_Text"><text:span text:style-name="T220">);</text:span></text:span></text:p>
            <text:p text:style-name="P78"><text:span text:style-name="Source_20_Text"><text:span text:style-name="T16">setCookie(name,value[,hours</text:span></text:span><text:span text:style-name="Source_20_Text"><text:span text:style-name="T220">=8760</text:span></text:span><text:span text:style-name="Source_20_Text"><text:span text:style-name="T16">[,path</text:span></text:span><text:span text:style-name="Source_20_Text"><text:span text:style-name="T220">="/"</text:span></text:span><text:span text:style-name="Source_20_Text"><text:span text:style-name="T16">[,domain[,secure[,SameSite</text:span></text:span><text:span text:style-name="Source_20_Text"><text:span text:style-name="T220">=</text:span></text:span><text:span text:style-name="Source_20_Text"><text:span text:style-name="T222">"Lax"</text:span></text:span><text:span text:style-name="Source_20_Text"><text:span text:style-name="T16">[,HttpOnly]]]]]]);</text:span></text:span></text:p>
            <text:p text:style-name="P80"><text:span text:style-name="Source_20_Text"><text:span text:style-name="T16"/></text:span></text:p>
            <text:p text:style-name="P81"><text:span text:style-name="Source_20_Text"><text:span text:style-name="T16">removeCookie</text:span></text:span><text:span text:style-name="Source_20_Text"><text:span text:style-name="T220">(Options obje</text:span></text:span><text:span text:style-name="Source_20_Text"><text:span text:style-name="T210">ct: </text:span></text:span><text:span text:style-name="Source_20_Text"><text:span text:style-name="T221">properties are the same as the parameters</text:span></text:span><text:span text:style-name="Source_20_Text"><text:span text:style-name="T220">);</text:span></text:span></text:p>
            <text:p text:style-name="P82"><text:span text:style-name="Source_20_Text"><text:span text:style-name="T16">removeCookie(name[,path</text:span></text:span><text:span text:style-name="Source_20_Text"><text:span text:style-name="T220">="/"</text:span></text:span><text:span text:style-name="Source_20_Text"><text:span text:style-name="T16">[,domain[,secure[,SameSite</text:span></text:span><text:span text:style-name="Source_20_Text"><text:span text:style-name="T220">=</text:span></text:span><text:span text:style-name="Source_20_Text"><text:span text:style-name="T222">"Lax"</text:span></text:span><text:span text:style-name="Source_20_Text"><text:span text:style-name="T16">[,HttpOnly]]]]]);</text:span></text:span></text:p>
            <text:p text:style-name="P82"><text:span text:style-name="Source_20_Text"><text:span text:style-name="T16"/></text:span></text:p>
            <text:p text:style-name="P77"><text:span text:style-name="Source_20_Text"><text:span text:style-name="T16">clearCookies</text:span></text:span><text:span text:style-name="Source_20_Text"><text:span text:style-name="T220">(Options obje</text:span></text:span><text:span text:style-name="Source_20_Text"><text:span text:style-name="T210">ct: </text:span></text:span><text:span text:style-name="Source_20_Text"><text:span text:style-name="T221">properties are the same as the parameters</text:span></text:span><text:span text:style-name="Source_20_Text"><text:span text:style-name="T220">);</text:span></text:span></text:p>
            <text:p text:style-name="P83"><text:span text:style-name="Source_20_Text"><text:span text:style-name="T16">clearCookies([path</text:span></text:span><text:span text:style-name="Source_20_Text"><text:span text:style-name="T220">="/"</text:span></text:span><text:span text:style-name="Source_20_Text"><text:span text:style-name="T16">[,domain[,</text:span></text:span><text:span text:style-name="Source_20_Text"><text:span text:style-name="T223">sec</text:span></text:span><text:span text:style-name="Source_20_Text"><text:span text:style-name="T16">[,SameSite</text:span></text:span><text:span text:style-name="Source_20_Text"><text:span text:style-name="T220">=</text:span></text:span><text:span text:style-name="Source_20_Text"><text:span text:style-name="T222">"Lax"</text:span></text:span><text:span text:style-name="Source_20_Text"><text:span text:style-name="T16">[,HttpOnly]]]]]);</text:span></text:span></text:p>
            <text:p text:style-name="P83"><text:span text:style-name="Source_20_Text"><text:span text:style-name="T16"/></text:span></text:p>
          </table:table-cell>
          <table:covered-table-cell/>
        </table:table-row>
      </table:table>
      <text:p text:style-name="P84"/>
      <text:p text:style-name="P8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8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5">V3.1.0</text:p>
          </table:table-cell>
          <table:table-cell table:style-name="Table3.A2" office:value-type="string">
            <text:p text:style-name="P85">v3.8.0</text:p>
          </table:table-cell>
          <table:table-cell table:style-name="Table3.C2" office:value-type="string">
            <text:p text:style-name="P86">v5.6.0</text:p>
          </table:table-cell>
        </table:table-row>
        <table:table-row>
          <table:table-cell table:style-name="Table3.A3" office:value-type="string">
            <text:p text:style-name="P87"/>
            <text:p text:style-name="P87">Array.from();</text:p>
            <text:p text:style-name="P87">Array.of();</text:p>
            <text:p text:style-name="P88">Array.prototype.copyWithin();</text:p>
            <text:p text:style-name="P88">Array.prototype.fill();</text:p>
            <text:p text:style-name="P87">Array.prototype.find();</text:p>
            <text:p text:style-name="P87">Array.prototype.findIndex();</text:p>
            <text:p text:style-name="P87">Object.create();</text:p>
            <text:p text:style-name="P88">String.fromCodePoint();</text:p>
            <text:p text:style-name="P88">String.prototype.codePointAt();</text:p>
            <text:p text:style-name="P89">String.prototype.endsWith();</text:p>
            <text:p text:style-name="P88">String.prototype.startsWith();</text:p>
            <text:p text:style-name="P90">Math.acosh();</text:p>
            <text:p text:style-name="P90">Math.asinh();</text:p>
            <text:p text:style-name="P90">Math.atanh();</text:p>
            <text:p text:style-name="P90">Math.cbrt();</text:p>
            <text:p text:style-name="P90">Math.clz32();</text:p>
            <text:p text:style-name="P90">Math.cosh();</text:p>
            <text:p text:style-name="P90">Math.expm1();</text:p>
            <text:p text:style-name="P90">Math.fround();</text:p>
            <text:p text:style-name="P90">Math.hypot();</text:p>
            <text:p text:style-name="P90">Math.imul();</text:p>
            <text:p text:style-name="P90">Math.log1p();</text:p>
            <text:p text:style-name="P90">Math.log10();</text:p>
            <text:p text:style-name="P90">Math.log2();</text:p>
            <text:p text:style-name="P90">Math.sign();</text:p>
            <text:p text:style-name="P90">Math.sinh();</text:p>
            <text:p text:style-name="P90">Math.tanh();</text:p>
            <text:p text:style-name="P90">Math.trunc();</text:p>
            <text:p text:style-name="P87">Number.EPSILON;</text:p>
            <text:p text:style-name="P91">Number.isNaN(); <text:span text:style-name="T224">and</text:span><text:span text:style-name="T225"> </text:span>isNaN();</text:p>
            <text:p text:style-name="P87">Number.isInteger();</text:p>
            <text:p text:style-name="P87">Number.isFinite();</text:p>
            <text:p text:style-name="P92">Number.isSafeInteger();</text:p>
            <text:p text:style-name="P92">Number.parseInt();</text:p>
            <text:p text:style-name="P87">Number.parseFloat();</text:p>
          </table:table-cell>
          <table:table-cell table:style-name="Table3.B3" office:value-type="string">
            <text:p text:style-name="P88"/>
            <text:p text:style-name="P93"><text:span text:style-name="Source_20_Text"><text:span text:style-name="T207">Array.prototype.values();</text:span></text:span></text:p>
            <text:p text:style-name="P93"><text:span text:style-name="Source_20_Text"><text:span text:style-name="T207">Array.prototype.includes();</text:span></text:span></text:p>
            <text:p text:style-name="P94"/>
            <text:p text:style-name="P95"><text:span text:style-name="Source_20_Text"><text:span text:style-name="T207">ChildNode.after();</text:span></text:span><text:span text:style-name="T226"><text:line-break/></text:span><text:span text:style-name="Source_20_Text"><text:span text:style-name="T207">ChildNode.before();</text:span></text:span><text:span text:style-name="T226"><text:line-break/></text:span><text:span text:style-name="Source_20_Text"><text:span text:style-name="T207">ChildNode.remove();</text:span></text:span><text:span text:style-name="T226"><text:line-break/></text:span><text:span text:style-name="Source_20_Text"><text:span text:style-name="T207">ChildNode.replaceWith();</text:span></text:span></text:p>
            <text:p text:style-name="P94"/>
            <text:p text:style-name="P95"><text:span text:style-name="Source_20_Text"><text:span text:style-name="T207">Element.prototype.closest();<text:line-break/>Element.prototype.getAttributeNames();</text:span></text:span></text:p>
            <text:p text:style-name="P95"><text:span text:style-name="Source_20_Text"><text:span text:style-name="T207">Element.prototype.matches();</text:span></text:span></text:p>
            <text:p text:style-name="P95"><text:span text:style-name="Source_20_Text"><text:span text:style-name="T207">Element.prototype.toggleAttribute();</text:span></text:span></text:p>
            <text:p text:style-name="P94"/>
            <text:p text:style-name="P95"><text:span text:style-name="Source_20_Text"><text:span text:style-name="T207">ParentNode.append();</text:span></text:span></text:p>
            <text:p text:style-name="P95"><text:span text:style-name="Source_20_Text"><text:span text:style-name="T179"/></text:span></text:p>
            <text:p text:style-name="P95"><text:span text:style-name="Source_20_Text"><text:span text:style-name="T207">ParentNode.prepend();</text:span></text:span><text:span text:style-name="T226"><text:line-break/><text:line-break/></text:span><text:span text:style-name="Source_20_Text"><text:span text:style-name="T207">String.prototype[Symbol.iterator]();</text:span></text:span></text:p>
            <text:p text:style-name="P93"><text:span text:style-name="Source_20_Text"><text:span text:style-name="T207">String.prototype.includes();</text:span></text:span></text:p>
            <text:p text:style-name="P93"><text:span text:style-name="Source_20_Text"><text:span text:style-name="T207">String.prototype.repeat();</text:span></text:span><text:span text:style-name="T226"><text:line-break/></text:span></text:p>
            <text:p text:style-name="P96"><text:span text:style-name="Source_20_Text"><text:span text:style-name="T207">NodeList.prototype.forEach();</text:span></text:span><text:span text:style-name="T226"><text:line-break/></text:span></text:p>
            <text:p text:style-name="P93"><text:span text:style-name="Source_20_Text"><text:span text:style-name="T207">Object.assign();</text:span></text:span></text:p>
            <text:p text:style-name="P95"><text:span text:style-name="Source_20_Text"><text:span text:style-name="T207">Object.entries();</text:span></text:span><text:span text:style-name="T226"><text:line-break/></text:span></text:p>
            <text:p text:style-name="P95"><text:span text:style-name="Source_20_Text"><text:span text:style-name="T207">Object.getOwnPropertyDescriptors();</text:span></text:span><text:span text:style-name="T226"><text:line-break/></text:span><text:span text:style-name="Source_20_Text"><text:span text:style-name="T207">Object.values();</text:span></text:span><text:span text:style-name="T226"><text:line-break/></text:span></text:p>
            <text:p text:style-name="P96"><text:span text:style-name="Source_20_Text"><text:span text:style-name="T207">RegExp.prototype.flags;</text:span></text:span><text:span text:style-name="T226"><text:line-break/></text:span></text:p>
            <text:p text:style-name="P96"><text:span text:style-name="Source_20_Text"><text:span text:style-name="T207">window.screenLeft;</text:span></text:span><text:span text:style-name="T226"><text:line-break/></text:span><text:span text:style-name="Source_20_Text"><text:span text:style-name="T207">window.screenTop;</text:span></text:span></text:p>
          </table:table-cell>
          <table:table-cell table:style-name="Table3.C3" office:value-type="string">
            <text:p text:style-name="P87"/>
            <text:p text:style-name="P87">Array.prototype.at();</text:p>
            <text:p text:style-name="P87"/>
            <text:p text:style-name="P87">Array.prototype.findLast();</text:p>
            <text:p text:style-name="P87">Array.prototype.findLastIndex();</text:p>
            <text:p text:style-name="P87"/>
            <text:p text:style-name="P87">Array.prototype.flat();</text:p>
            <text:p text:style-name="P87">Array.prototype.flatMap();</text:p>
            <text:p text:style-name="P87"/>
            <text:p text:style-name="P87">Number.MIN_SAFE_INTEGER;</text:p>
            <text:p text:style-name="P87">Number.MAX_SAFE_INTEGER;</text:p>
            <text:p text:style-name="P87"/>
            <text:p text:style-name="P87">Object.fromEntries();</text:p>
            <text:p text:style-name="P87"/>
            <text:p text:style-name="P87">Object.is();</text:p>
            <text:p text:style-name="P87"/>
            <text:p text:style-name="P97">String.prototype.at();</text:p>
            <text:p text:style-name="P97"/>
            <text:p text:style-name="P87">String.prototype.matchAll();</text:p>
            <text:p text:style-name="P87"/>
            <text:p text:style-name="P87">String.prototype.padStart();</text:p>
            <text:p text:style-name="P87">String.prototype.padEnd();</text:p>
            <text:p text:style-name="P87"/>
            <text:p text:style-name="P87">String.prototype.replaceAll();</text:p>
            <text:p text:style-name="P87"/>
            <text:p text:style-name="P87">String.prototype.trimStart();</text:p>
            <text:p text:style-name="P87">String.prototype.trimLeft();</text:p>
            <text:p text:style-name="P87"/>
            <text:p text:style-name="P87">String.prototype.trimEnd();</text:p>
            <text:p text:style-name="P87">String.prototype.trimRight();</text:p>
            <text:p text:style-name="P87"/>
            <text:p text:style-name="P87">Typedarray.prototype.at();</text:p>
            <text:p text:style-name="P87"/>
            <text:p text:style-name="P92">TypedArray.prototype.findLast();</text:p>
            <text:p text:style-name="P92">TypedArray.prototype.findLastIndex();</text:p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1T18:25:12.379641900</dc:date>
    <meta:print-date>2025-08-01T18:22:08.012515900</meta:print-date>
    <meta:editing-cycles>1003</meta:editing-cycles>
    <meta:editing-duration>P1DT4H43M1S</meta:editing-duration>
    <meta:printed-by>PDF files</meta:printed-by>
    <meta:document-statistic meta:table-count="6" meta:image-count="0" meta:object-count="0" meta:page-count="5" meta:paragraph-count="377" meta:word-count="489" meta:character-count="9365" meta:non-whitespace-character-count="9230"/>
    <meta:template xlink:type="simple" xlink:actuate="onRequest" xlink:title="" xlink:href="Normal.dotm"/>
  </office:meta>
</office:document-meta>
</file>